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35in"/>
    </style:style>
    <style:style style:name="co2" style:family="table-column">
      <style:table-column-properties fo:break-before="auto" style:column-width="7.8547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661in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justify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justify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3" office:value-type="string">
            <text:p>SVN Pat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MI Deployement Process Documents</text:p>
          </table:table-cell>
          <table:table-cell table:style-name="ce4" office:value-type="string">
            <text:p>https://192.168.52.143:8443/svn/core/trunk2005/Documents/Iera/BBB_TestCases/Documents/BBB_AMI_deployement Process Doc.doc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randing Changes Documents</text:p>
          </table:table-cell>
          <table:table-cell table:style-name="ce4" office:value-type="string">
            <text:p>https://192.168.52.143:8443/svn/core/trunk2005/Documents/Iera/BBB_TestCases/Documents/changing Branding BBB for edubeam.xls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mplete Deployement Steps Documents</text:p>
          </table:table-cell>
          <table:table-cell table:style-name="ce4" office:value-type="string">
            <text:p>https://192.168.52.143:8443/svn/core/trunk2005/Documents/Iera/BBB_TestCases/Documents/Complete deployment steps.od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tun Server Customization Documents</text:p>
          </table:table-cell>
          <table:table-cell table:style-name="ce4" office:value-type="string">
            <text:p>https://192.168.52.143:8443/svn/core/trunk2005/Documents/Iera/BBB_TestCases/Documents/Stun Server Customization.doc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chine Details</text:p>
          </table:table-cell>
          <table:table-cell table:style-name="ce4" office:value-type="string">
            <text:p>https://192.168.52.143:8443/svn/core/trunk2005/Documents/Iera/BBB_TestCases/Documents/machine Details</text:p>
          </table:table-cell>
          <table:table-cell table:number-columns-repeated="1022"/>
        </table:table-row>
        <table:table-row table:style-name="ro3">
          <table:table-cell office:value-type="string">
            <text:p>Test Cases Edumeet Core Functionality</text:p>
          </table:table-cell>
          <table:table-cell office:value-type="string">
            <text:p><text:a xlink:href="https://192.168.52.143:8443/svn/core/trunk2005/Documents/Iera/BBB_TestCases/TestCases/Core_Functionality">https://192.168.52.143:8443/svn/core/trunk2005/Documents/Iera/BBB_TestCases/TestCases/Core_Functionality</text:a></text:p>
          </table:table-cell>
          <table:table-cell table:number-columns-repeated="1022"/>
        </table:table-row>
        <table:table-row table:style-name="ro3">
          <table:table-cell office:value-type="string">
            <text:p>Test Cases Edumeet Implemented Features</text:p>
          </table:table-cell>
          <table:table-cell office:value-type="string">
            <text:p>https://192.168.52.143:8443/svn/core/trunk2005/Documents/Iera/BBB_TestCases/TestCases/Implemented_Features</text:p>
          </table:table-cell>
          <table:table-cell table:number-columns-repeated="1022"/>
        </table:table-row>
        <table:table-row table:style-name="ro3">
          <table:table-cell office:value-type="string">
            <text:p>Brading Changes </text:p>
          </table:table-cell>
          <table:table-cell office:value-type="string">
            <text:p>https://192.168.52.143:8443/svn/core/trunk2005/Documents/Iera/BBB_TestCases/TestCases/BBB Branding</text:p>
          </table:table-cell>
          <table:table-cell table:number-columns-repeated="1022"/>
        </table:table-row>
        <table:table-row table:style-name="ro3">
          <table:table-cell office:value-type="string">
            <text:p>Version Doc</text:p>
          </table:table-cell>
          <table:table-cell office:value-type="string">
            <text:p>https://192.168.52.143:8443/svn/core/trunk2005/Documents/Iera/BBB_TestCases/TestCases/Version_Doc</text:p>
          </table:table-cell>
          <table:table-cell table:number-columns-repeated="1022"/>
        </table:table-row>
        <table:table-row table:style-name="ro3">
          <table:table-cell office:value-type="string">
            <text:p>Edumeet Features List</text:p>
          </table:table-cell>
          <table:table-cell office:value-type="string">
            <text:p>https://192.168.52.143:8443/svn/core/trunk2005/Documents/Iera/BBB_TestCases/TestCases/Edumeet Feature list.xlsx</text:p>
          </table:table-cell>
          <table:table-cell table:number-columns-repeated="1022"/>
        </table:table-row>
        <table:table-row table:style-name="ro4">
          <table:table-cell office:value-type="string">
            <text:p>Edumeet Sheet Testing</text:p>
          </table:table-cell>
          <table:table-cell office:value-type="string">
            <text:p>https://192.168.52.143:8443/svn/core/trunk2005/Documents/Iera/BBB_TestCases/TestCases/Edumeet_sheet Testing sheet.xlsx</text:p>
          </table:table-cell>
          <table:table-cell table:number-columns-repeated="1022"/>
        </table:table-row>
        <table:table-row table:style-name="ro5">
          <table:table-cell office:value-type="string">
            <text:p>Edumeet Ongoing Features</text:p>
          </table:table-cell>
          <table:table-cell office:value-type="string">
            <text:p>https://192.168.52.143:8443/svn/core/trunk2005/Documents/Iera/BBB_TestCases/TestCases/EdumeetOngoingFeatures.xlsx</text:p>
          </table:table-cell>
          <table:table-cell table:number-columns-repeated="1022"/>
        </table:table-row>
        <table:table-row table:style-name="ro3">
          <table:table-cell office:value-type="string">
            <text:p>Edumeet Bug List</text:p>
          </table:table-cell>
          <table:table-cell office:value-type="string">
            <text:p>https://192.168.52.143:8443/svn/core/trunk2005/Documents/Iera/BBB_TestCases/TestCases/BugListEdumeet.csv</text:p>
          </table:table-cell>
          <table:table-cell table:number-columns-repeated="1022"/>
        </table:table-row>
        <table:table-row table:style-name="ro3">
          <table:table-cell office:value-type="string">
            <text:p>BBB Bandwidth Observation</text:p>
          </table:table-cell>
          <table:table-cell office:value-type="string">
            <text:p>https://192.168.52.143:8443/svn/core/trunk2005/Documents/Iera/BigBluebutton</text:p>
          </table:table-cell>
          <table:table-cell table:number-columns-repeated="1022"/>
        </table:table-row>
        <table:table-row table:style-name="ro3">
          <table:table-cell office:value-type="string">
            <text:p>Edumeet Deployment File</text:p>
          </table:table-cell>
          <table:table-cell office:value-type="string">
            <text:p>https://192.168.52.143:8443/svn/core/trunk2005/Documents/Iera/BBB_TestCases/Deployment BBB</text:p>
          </table:table-cell>
          <table:table-cell table:number-columns-repeated="1022"/>
        </table:table-row>
        <table:table-row table:style-name="ro3">
          <table:table-cell office:value-type="string">
            <text:p>Edumeet Release History</text:p>
          </table:table-cell>
          <table:table-cell office:value-type="string">
            <text:p>https://192.168.52.143:8443/svn/core/trunk2005/Documents/Iera/Release docs/Edumeet Release History.ods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5">11/25/2020</text:date>, <text:time>16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0-11-25T16:27:03.46</dc:date>
    <meta:editing-duration>PT4H23M30S</meta:editing-duration>
    <meta:editing-cycles>8</meta:editing-cycles>
    <meta:document-statistic meta:table-count="1" meta:cell-count="34" meta:object-count="0"/>
  </office:meta>
</office:document-meta>
</file>